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paragraph-properties fo:line-height="200%"/>
      <style:text-properties officeooo:rsid="001e926d" officeooo:paragraph-rsid="001e926d"/>
    </style:style>
    <style:style style:name="P2" style:family="paragraph" style:parent-style-name="Standard">
      <style:paragraph-properties fo:line-height="200%" fo:text-align="center" style:justify-single-word="false" fo:break-before="page"/>
      <style:text-properties officeooo:rsid="001e926d" officeooo:paragraph-rsid="001e926d"/>
    </style:style>
    <style:style style:name="P3" style:family="paragraph" style:parent-style-name="Standard">
      <style:paragraph-properties fo:line-height="200%" fo:text-align="center" style:justify-single-word="false"/>
      <style:text-properties officeooo:paragraph-rsid="001e926d"/>
    </style:style>
    <style:style style:name="P4" style:family="paragraph" style:parent-style-name="Standard">
      <style:paragraph-properties fo:line-height="200%" fo:text-align="start" style:justify-single-word="false"/>
      <style:text-properties officeooo:paragraph-rsid="001e926d"/>
    </style:style>
    <style:style style:name="P5" style:family="paragraph" style:parent-style-name="Standard">
      <style:paragraph-properties fo:line-height="200%" fo:text-align="start" style:justify-single-word="false"/>
      <style:text-properties officeooo:paragraph-rsid="0020870f"/>
    </style:style>
    <style:style style:name="P6" style:family="paragraph" style:parent-style-name="Standard">
      <style:paragraph-properties fo:line-height="100%" fo:text-align="start" style:justify-single-word="false"/>
      <style:text-properties style:font-name="Liberation Serif" fo:font-size="12pt" officeooo:rsid="001e926d" officeooo:paragraph-rsid="001e926d" fo:background-color="transparent" style:font-size-asian="12pt" style:font-size-complex="12pt"/>
    </style:style>
    <style:style style:name="P7" style:family="paragraph" style:parent-style-name="Standard">
      <style:paragraph-properties fo:line-height="100%" fo:text-align="start" style:justify-single-word="false"/>
      <style:text-properties fo:color="#000000" loext:opacity="100%" style:font-name="Liberation Serif" fo:font-size="12pt" officeooo:rsid="0020870f" officeooo:paragraph-rsid="0020870f" fo:background-color="transparent" style:font-size-asian="12pt" style:font-size-complex="12pt"/>
    </style:style>
    <style:style style:name="P8" style:family="paragraph" style:parent-style-name="Standard">
      <style:paragraph-properties fo:line-height="100%" fo:text-align="start" style:justify-single-word="false"/>
      <style:text-properties fo:color="#000000" loext:opacity="100%" style:font-name="Liberation Serif" fo:font-size="12pt" officeooo:rsid="001e926d" officeooo:paragraph-rsid="001e926d" fo:background-color="transparent" style:font-size-asian="12pt" style:font-size-complex="12pt"/>
    </style:style>
    <style:style style:name="P9" style:family="paragraph" style:parent-style-name="Text_20_body">
      <style:paragraph-properties fo:line-height="100%" fo:text-align="start" style:justify-single-word="false"/>
      <style:text-properties fo:color="#000000" loext:opacity="100%" style:font-name="Liberation Serif" fo:font-size="12pt" officeooo:rsid="0020870f" officeooo:paragraph-rsid="0020870f" fo:background-color="transparent" style:font-size-asian="12pt" style:font-size-complex="12pt"/>
    </style:style>
    <style:style style:name="P10" style:family="paragraph" style:parent-style-name="Text_20_body">
      <style:paragraph-properties fo:line-height="100%" fo:text-align="start" style:justify-single-word="false"/>
      <style:text-properties fo:color="#000000" loext:opacity="100%" style:font-name="Liberation Serif" fo:font-size="12pt" officeooo:rsid="001e926d" officeooo:paragraph-rsid="001e926d" fo:background-color="transparent" style:font-size-asian="12pt" style:font-size-complex="12pt"/>
    </style:style>
    <style:style style:name="T1" style:family="text">
      <style:text-properties officeooo:rsid="001e926d"/>
    </style:style>
    <style:style style:name="T2" style:family="text">
      <style:text-properties fo:font-variant="normal" fo:text-transform="none" fo:color="#262626" loext:opacity="100%"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style:font-style-asian="normal" style:font-style-complex="normal"/>
    </style:style>
    <style:style style:name="T5" style:family="text">
      <style:text-properties fo:font-variant="normal" fo:text-transform="none" fo:letter-spacing="normal" fo:font-style="italic" fo:font-weight="normal"/>
    </style:style>
    <style:style style:name="T6" style:family="text">
      <style:text-properties fo:font-variant="normal" fo:text-transform="none" fo:letter-spacing="normal" fo:font-style="italic" fo:font-weight="normal" style:font-style-asian="italic" style:font-style-complex="italic"/>
    </style:style>
    <style:style style:name="T7" style:family="text">
      <style:text-properties fo:font-variant="normal" fo:text-transform="none" style:text-position="super 58%" fo:letter-spacing="normal" fo:font-style="italic" fo:font-weight="normal" style:font-style-asian="italic" style:font-style-complex="italic"/>
    </style:style>
    <style:style style:name="T8" style:family="text">
      <style:text-properties fo:letter-spacing="normal" fo:font-style="italic" fo:font-weight="normal" loext:padding="0in" loext:border="none"/>
    </style:style>
    <style:style style:name="T9" style:family="text">
      <style:text-properties fo:font-style="italic"/>
    </style:style>
    <style:style style:name="T10" style:family="text">
      <style:text-properties fo:font-style="italic" officeooo:rsid="001e926d" style:font-style-asian="italic" style:font-style-complex="italic"/>
    </style:style>
    <style:style style:name="T11" style:family="text">
      <style:text-properties officeooo:rsid="001f6d15"/>
    </style:style>
    <style:style style:name="T12" style:family="text">
      <style:text-properties officeooo:rsid="002087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mie Kemman</text:p>
      <text:p text:style-name="P1">Prof. Jason Miller</text:p>
      <text:p text:style-name="P1">CIS-211-02</text:p>
      <text:p text:style-name="P1">17 April 2024</text:p>
      <text:p text:style-name="P3"><text:span text:style-name="T1">Hash Tables: a Brief History and Overview</text:span></text:p>
      <text:p text:style-name="P4"><text:tab/><text:span text:style-name="T1">According to D. and N. Malholtra, authors of</text:span><text:span text:style-name="T10"> Data Structures and Program Design Using Java, </text:span><text:span text:style-name="T1">“A hash table is a data structure which supports one of the efficient searching techniques . . . hashing” (355). Though structurally similar to the standard array, a hash table (and the associated object class HashMap within the Java utilities library) allows, by design, for consistent </text:span><text:span text:style-name="T11">search and </text:span><text:span text:style-name="T1">retrieval of specific values in O(1) time (D. Malholtra and N. Malholtra, 355). Compared to the O(n) of a sequential search or the O(log(n)) of a binary search </text:span><text:span text:style-name="T11">within a similar structure</text:span><text:span text:style-name="T1">, this is a vast improvement in search time when considered against the scope of large data sets. Though the boons presented by a hash table are readily apparent in today’s world of unfathomably large databases, </text:span><text:span text:style-name="T11">in </text:span><text:span text:style-name="T1">the </text:span><text:span text:style-name="T11">1950s this</text:span><text:span text:style-name="T1"> method</text:span><text:span text:style-name="T12">ology</text:span><text:span text:style-name="T1"> was groundbreaking. In a time when computers took up entire rooms and required teams of programmers and operators to function, limited system resources and high costs </text:span><text:span text:style-name="T11">for computer time</text:span><text:span text:style-name="T1"> meant increases in </text:span><text:span text:style-name="T11">operation </text:span><text:span text:style-name="T1">efficiency presented significant savings. </text:span><text:span text:style-name="T11">Although c</text:span><text:span text:style-name="T1">redit for </text:span><text:span text:style-name="T11">the </text:span><text:span text:style-name="T1">invention of </text:span><text:span text:style-name="T11">hashing </text:span><text:span text:style-name="T1">is primarily split between two groups at IBM who simultaneously developed its core mechanics </text:span><text:span text:style-name="T11">(Knuth </text:span><text:span text:style-name="T12">3: </text:span><text:span text:style-name="T11">547),</text:span><text:span text:style-name="T1"> </text:span><text:span text:style-name="T11">Hans Peter Luhn stands as one of the core figures.</text:span></text:p>
      <text:p text:style-name="P5"><text:tab/><text:span text:style-name="T11">Luhn, by account of Hallam Stevens in an article for IEEE Specturm, was a veritable polymath and inventor who held countless patents for machines and devices designed to aid information storage and retrieval in both niche scientific fields and across general business concerns (Stevens). Luhn is credited with writing the algorithm commonly known as the modulus 10 algorithm, which produces a checksum digit within the result when given a 10-digit number as input (Stevens). This algorithm can be used to check the validity of important numbers, and is also an application of hashing wherein a standardized data input is given to a corresponding algorithm in order to obtain a shortened result </text:span><text:soft-page-break/><text:span text:style-name="T11">which is still unique to the original input (Stevens). Although obtaining a single digit checksum has more to do with data integrity than with information storage, the modulus 10 algorithm is still an example of a hashing algorithm, B</text:span><text:span text:style-name="T12">e</text:span><text:span text:style-name="T11">sides providing a namesake, hashing is critical to any hash table. And as for hash tables, Luhn is additionally credited with the suggestion of using hashed data to speed up information retrieval via assigning </text:span><text:span text:style-name="T12">multiple unique data to a single</text:span><text:span text:style-name="T11"> “bucket”, or index in the case of an array </text:span><text:span text:style-name="T12">(Stevens)</text:span><text:span text:style-name="T11">. <text:s/></text:span><text:span text:style-name="T12">With this foundaton in place, later computer scientists built, directly and indirectly, on Luhn’s work to form the prevalent conception and practice of hash mapping as it is today.</text:span></text:p>
      <text:p text:style-name="P5"><text:span text:style-name="T12"><text:tab/>The process of hash mapping is perhaps aptly described by the term “key transformation” which was the prevalent descriptor in print literature before the 1970s (Knuth 3: 548). In a hash map, given data is transformed into a key, and with that key the data is assigned, or mapped, to an index. When searching for specific data within the map, the data itself can then serve as a key when combined with the correct algorithm. <text:s/>To extrapolate a real-world use case, email addresses, employee ID numbers, or even names could easily be used to quickly reference detailed employee files within a large company’s database. Given an applicable algorithm, the raw data of every employee email address could be transformed into a pointer for precise storage locations. Even in the intended or unintended event that the algorithm produces an identical key for multiple unique inputs, referred to as producing a “collision”, <text:s/>buckets can be designed to hold multiple employee records (Knuth 3: 542). Searching a bucket containing 10 employee records for a single entry will take far less time than searching a database of 100,000 employee records.</text:span></text:p>
      <text:p text:style-name="P4"><text:tab/><text:span text:style-name="T12">In Java, a hash map can be implemented in code via the HashMap class, and is invoked using HashMap&lt;K,V&gt;, where K is equal to the data type or Object of the keys and V is equal to the data type or object of the mapped values (Oracle). HashMaps in Java are created with an initial capacity denoted in available buckets. A variable load factor is also created with each HashMap, and this information is used to control automatic expansion of the HashMap as data is added and buckets are filled.</text:span></text:p>
      <text:p text:style-name="P2">Works Cited</text:p>
      <text:p text:style-name="P9">“Class HashMap&lt;K,V&gt;” <text:span text:style-name="T9">Java Platform SE 8</text:span>, Oracle, <text:tab/>docs.oracle.com/javase/8/docs/api/java/util/HashMap.html. Accessed 17 Apr. 2024,</text:p>
      <text:p text:style-name="P7"><text:span text:style-name="T3">Knuth, Donald. </text:span><text:span text:style-name="T6">The Art of Computer Programming. 2</text:span><text:span text:style-name="T7">nd</text:span><text:span text:style-name="T6"> ed., v</text:span><text:span text:style-name="T4">ol. 3, Addison-Wesley, 1998.</text:span></text:p>
      <text:p text:style-name="P8"><text:span text:style-name="T3"/></text:p>
      <text:p text:style-name="P8"><text:span text:style-name="T3">Malhotra, D., and N. Malhotra. </text:span><text:span text:style-name="T8">Data Structures and Program Design Using Java : A Self-Teaching <text:tab/>Introduction</text:span><text:span text:style-name="T3">. Mercury Learning &amp; Information, 2020. </text:span><text:span text:style-name="T8">EBSCOhost</text:span><text:span text:style-name="T3">, <text:tab/>search.ebscohost.com/login.aspx?direct=true&amp;db=nlebk&amp;AN=2377795&amp;site=ehost-<text:tab/>live&amp;scope=site.</text:span></text:p>
      <text:p text:style-name="P8"><text:span text:style-name="T3"/></text:p>
      <text:p text:style-name="P10"><text:span text:style-name="T3">Stevens, Hallam. “Hans Peter Luhn and the Birth of the Hashing Algorithm.” </text:span><text:span text:style-name="T5">IEEE Spectrum</text:span><text:span text:style-name="T3">, IEEE <text:tab/>Spectrum, 29 July 2021, </text:span><text:span text:style-name="T6">spectrum.ieee.org/hans-peter-luhn-and-the-birth-of-the-hashing-<text:tab/>algorithm. </text:span></text:p>
      <text:p text:style-name="P6"><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13:21:37.967067051</meta:creation-date>
    <dc:date>2024-04-17T23:28:48.975713620</dc:date>
    <meta:editing-duration>PT10H7M10S</meta:editing-duration>
    <meta:editing-cycles>3</meta:editing-cycles>
    <meta:generator>LibreOffice/7.5.9.2$Linux_X86_64 LibreOffice_project/50$Build-2</meta:generator>
    <meta:document-statistic meta:table-count="0" meta:image-count="0" meta:object-count="0" meta:page-count="3" meta:paragraph-count="14" meta:word-count="798" meta:character-count="5083" meta:non-whitespace-character-count="4287"/>
  </office:meta>
</office:document-meta>
</file>